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 style:list-style-name="L2">
      <style:text-properties style:font-name="Calibri"/>
    </style:style>
    <style:style style:name="P4" style:family="paragraph" style:parent-style-name="Standard" style:list-style-name="L3">
      <style:text-properties style:font-name="Calibri"/>
    </style:style>
    <style:style style:name="P5" style:family="paragraph" style:parent-style-name="Standard" style:list-style-name="L4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nemis : Gardes, Gardes royaux, Haljin (Boss)</text:p>
      <text:p text:style-name="P1"/>
      <text:p text:style-name="P1">Phrase d'introduction:</text:p>
      <text:p text:style-name="P1">" Je trouverai ce Haljin. Je ne le tuerai pas avant de savoir pourquoi il me voulait mort."</text:p>
      <text:p text:style-name="P1"/>
      <text:p text:style-name="P1">PNJ 1</text:p>
      <text:list xml:id="list35234112" text:style-name="L1">
        <text:list-item>
          <text:p text:style-name="P2">Je vous en prie ne me tuez pas!</text:p>
        </text:list-item>
        <text:list-item>
          <text:p text:style-name="P2">Ne t'inquiètes pas, je ne tue pas sans raison. Qui es-tu?</text:p>
        </text:list-item>
        <text:list-item>
          <text:p text:style-name="P2">Je ne suis personne. Je suis esclave ici depuis que je suis toute petite.</text:p>
        </text:list-item>
        <text:list-item>
          <text:p text:style-name="P2">Plus pour très longtemps. Tes maîtres seront bientôt tous morts.</text:p>
        </text:list-item>
      </text:list>
      <text:p text:style-name="P1"/>
      <text:p text:style-name="P1"/>
      <text:p text:style-name="P1">PNJ2</text:p>
      <text:list xml:id="list35214160" text:style-name="L2">
        <text:list-item>
          <text:p text:style-name="P3">Et vous? Vous ne m'attaquez pas comme vos confrères?</text:p>
        </text:list-item>
        <text:list-item>
          <text:p text:style-name="P3">Ce ne sont pas mes confrères. Je suis un voyageur, comme vous, et ce dont ils vous accusent ne me concerne pas.</text:p>
        </text:list-item>
        <text:list-item>
          <text:p text:style-name="P3">Ne pensez vous pas qu'ils pourraient vous enfermer, en tant que traître, pour me laisser vivre?</text:p>
        </text:list-item>
        <text:list-item>
          <text:p text:style-name="P3">Qu'ils essayent.</text:p>
        </text:list-item>
      </text:list>
      <text:p text:style-name="P1"/>
      <text:p text:style-name="P1"/>
      <text:p text:style-name="P1">Avant Boss</text:p>
      <text:list xml:id="list35226769" text:style-name="L3">
        <text:list-item>
          <text:p text:style-name="P4">Tu es plus tenace que tu en as l'air.</text:p>
        </text:list-item>
        <text:list-item>
          <text:p text:style-name="P4">Qui es tu?</text:p>
        </text:list-item>
        <text:list-item>
          <text:p text:style-name="P4">Je suis Haljin, roi de Tebyr. Je t'ai dit mon nom, étranger, donne moi le tien.</text:p>
        </text:list-item>
        <text:list-item>
          <text:p text:style-name="P4">Que me veux tu? Pourquoi tout cela?</text:p>
        </text:list-item>
        <text:list-item>
          <text:p text:style-name="P4">... Le savoir ne te servirais à rien, je vais te tuer dans un instant.</text:p>
        </text:list-item>
        <text:list-item>
          <text:p text:style-name="P4">Nous verrons. </text:p>
        </text:list-item>
      </text:list>
      <text:p text:style-name="P1"/>
      <text:p text:style-name="P1">Après Boss</text:p>
      <text:list xml:id="list35218674" text:style-name="L4">
        <text:list-item>
          <text:p text:style-name="P5">J'ai... perdu.</text:p>
        </text:list-item>
        <text:list-item>
          <text:p text:style-name="P5">Maintenant dis moi à quoi tout cela rime. Libère ta conscience et tu pourras partir en paix.</text:p>
        </text:list-item>
        <text:list-item>
          <text:p text:style-name="P5">Mais je suis en paix. Nous avons fait ce qu'il fallait.</text:p>
        </text:list-item>
        <text:list-item>
          <text:p text:style-name="P5">Qui est avec toi? Qui veut ma mort?!</text:p>
        </text:list-item>
        <text:list-item>
          <text:p text:style-name="P5">Rentre chez toi, tu auras tes réponses.</text:p>
        </text:list-item>
        <text:list-item>
          <text:p text:style-name="P5">...</text:p>
          <text:p text:style-name="P5">Personne ne me savait parti à part Belod. Il périra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6M</meta:editing-duration>
    <meta:editing-cycles>10</meta:editing-cycles>
    <meta:generator>OpenOffice.org/3.3$Win32 OpenOffice.org_project/330m20$Build-9567</meta:generator>
    <dc:date>2013-11-24T15:09:31.14</dc:date>
    <meta:document-statistic meta:table-count="0" meta:image-count="0" meta:object-count="0" meta:page-count="1" meta:paragraph-count="28" meta:word-count="255" meta:character-count="1244"/>
    <meta:user-defined meta:name="Info 1"/>
    <meta:user-defined meta:name="Info 2"/>
    <meta:user-defined meta:name="Info 3"/>
    <meta:user-defined meta:name="Info 4"/>
  </office:meta>
</office:document-meta>
</file>